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8680000539E942D6EAA.svm"/>
  <manifest:file-entry manifest:media-type="" manifest:full-path="Pictures/20000007000075D400004E58D3D50533.svm"/>
  <manifest:file-entry manifest:media-type="" manifest:full-path="Pictures/2000000700004BA9000018653043C3C7.svm"/>
  <manifest:file-entry manifest:media-type="" manifest:full-path="Pictures/2000000700003AEA00003EBDDE3AC6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tiglio" style:family="table">
      <style:table-properties style:width="6.9271in" fo:margin-left="0in" fo:margin-right="-0.0021in" table:align="margins"/>
    </style:style>
    <style:style style:name="Cartiglio.A" style:family="table-column">
      <style:table-column-properties style:column-width="1.0521in" style:rel-column-width="9953*"/>
    </style:style>
    <style:style style:name="Cartiglio.B" style:family="table-column">
      <style:table-column-properties style:column-width="1.625in" style:rel-column-width="15373*"/>
    </style:style>
    <style:style style:name="Cartiglio.C" style:family="table-column">
      <style:table-column-properties style:column-width="2.5167in" style:rel-column-width="23809*"/>
    </style:style>
    <style:style style:name="Cartiglio.D" style:family="table-column">
      <style:table-column-properties style:column-width="1.7333in" style:rel-column-width="16400*"/>
    </style:style>
    <style:style style:name="Cartiglio.A1" style:family="table-cell">
      <style:table-cell-properties fo:padding="0.0382in" fo:border-left="0.0007in solid #000000" fo:border-right="none" fo:border-top="0.0007in solid #000000" fo:border-bottom="none"/>
    </style:style>
    <style:style style:name="Cartiglio.D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Cartiglio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Cartiglio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Cartiglio.C2" style:family="table-cell">
      <style:table-cell-properties fo:padding="0.0382in" fo:border-left="0.0007in solid #000000" fo:border-right="none" fo:border-top="none" fo:border-bottom="0.0007in solid #000000"/>
    </style:style>
    <style:style style:name="Cartiglio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izionario_5f_dati" style:display-name="dizionario_dati" style:family="table">
      <style:table-properties style:width="6.9271in" fo:margin-left="0in" fo:margin-right="-0.0021in" table:align="margins"/>
    </style:style>
    <style:style style:name="dizionario_5f_dati.A" style:display-name="dizionario_dati.A" style:family="table-column">
      <style:table-column-properties style:column-width="1.0625in" style:rel-column-width="10051*"/>
    </style:style>
    <style:style style:name="dizionario_5f_dati.B" style:display-name="dizionario_dati.B" style:family="table-column">
      <style:table-column-properties style:column-width="1.6042in" style:rel-column-width="15176*"/>
    </style:style>
    <style:style style:name="dizionario_5f_dati.C" style:display-name="dizionario_dati.C" style:family="table-column">
      <style:table-column-properties style:column-width="1.4271in" style:rel-column-width="13501*"/>
    </style:style>
    <style:style style:name="dizionario_5f_dati.D" style:display-name="dizionario_dati.D" style:family="table-column">
      <style:table-column-properties style:column-width="1.4167in" style:rel-column-width="13402*"/>
    </style:style>
    <style:style style:name="dizionario_5f_dati.E" style:display-name="dizionario_dati.E" style:family="table-column">
      <style:table-column-properties style:column-width="1.4167in" style:rel-column-width="13405*"/>
    </style:style>
    <style:style style:name="dizionario_5f_dati.A1" style:display-name="dizionario_dati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izionario_5f_dati.E1" style:display-name="dizionario_dati.E1" style:family="table-cell">
      <style:table-cell-properties fo:padding="0.0382in" fo:border="0.0007in solid #000000"/>
    </style:style>
    <style:style style:name="dizionario_5f_dati.A2" style:display-name="dizionario_dati.A2" style:family="table-cell">
      <style:table-cell-properties fo:padding="0.0382in" fo:border-left="0.0007in solid #000000" fo:border-right="none" fo:border-top="none" fo:border-bottom="0.0007in solid #000000"/>
    </style:style>
    <style:style style:name="dizionario_5f_dati.E2" style:display-name="dizionario_dati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" style:family="table">
      <style:table-properties style:width="6.9271in" fo:margin-left="0in" fo:margin-right="-0.0021in" table:align="margins"/>
    </style:style>
    <style:style style:name="Tabella1.A" style:family="table-column">
      <style:table-column-properties style:column-width="1.0729in" style:rel-column-width="10150*"/>
    </style:style>
    <style:style style:name="Tabella1.B" style:family="table-column">
      <style:table-column-properties style:column-width="1.5535in" style:rel-column-width="14696*"/>
    </style:style>
    <style:style style:name="Tabella1.C" style:family="table-column">
      <style:table-column-properties style:column-width="2.1493in" style:rel-column-width="20333*"/>
    </style:style>
    <style:style style:name="Tabella1.D" style:family="table-column">
      <style:table-column-properties style:column-width="2.1514in" style:rel-column-width="20356*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D1" style:family="table-cell">
      <style:table-cell-properties fo:padding="0.0382in" fo:border="0.0007in solid #000000"/>
    </style:style>
    <style:style style:name="Tabella1.2" style:family="table-row">
      <style:table-row-properties style:min-row-height="0.6569in"/>
    </style:style>
    <style:style style:name="Tabella1.A2" style:family="table-cell">
      <style:table-cell-properties fo:padding="0.0382in" fo:border-left="0.0007in solid #000000" fo:border-right="none" fo:border-top="none" fo:border-bottom="0.0007in solid #000000"/>
    </style:style>
    <style:style style:name="Tabel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.3" style:family="table-row">
      <style:table-row-properties style:min-row-height="0.6618in"/>
    </style:style>
    <style:style style:name="P1" style:family="paragraph" style:parent-style-name="Standard">
      <style:paragraph-properties fo:text-align="center" style:justify-single-word="false"/>
      <style:text-properties style:font-name="Bahnschrift" fo:font-size="24pt" fo:font-style="normal" style:font-size-asian="24pt" style:font-style-asian="normal" style:font-size-complex="24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fo:font-style="italic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5">
      <style:paragraph-properties fo:text-align="start" style:justify-single-word="false"/>
    </style:style>
    <style:style style:name="P16" style:family="paragraph" style:parent-style-name="Standard" style:list-style-name="L6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tyle="normal" style:font-style-asian="normal" style:font-style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Arial" fo:font-size="14pt" fo:font-style="normal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Heading_20_3">
      <style:text-properties style:font-name="Arial" fo:font-size="14pt" fo:font-style="normal" style:font-size-asian="14pt" style:font-style-asian="normal" style:font-size-complex="14pt" style:font-style-complex="normal"/>
    </style:style>
    <style:style style:name="P29" style:family="paragraph" style:parent-style-name="Heading_20_3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Heading_20_3">
      <style:paragraph-properties fo:break-before="page"/>
      <style:text-properties style:font-name="Arial" fo:font-size="14pt" fo:font-style="normal" style:font-size-asian="14pt" style:font-style-asian="normal" style:font-size-complex="14pt" style:font-style-complex="normal"/>
    </style:style>
    <style:style style:name="P31" style:family="paragraph" style:parent-style-name="Heading_20_3">
      <style:paragraph-properties fo:break-before="pag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 style:list-style-name="L9"/>
    <style:style style:name="P34" style:family="paragraph" style:parent-style-name="Text_20_body" style:list-style-name="L9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ID RESTAURANT</text:p>
      <text:p text:style-name="P1">Simone Stora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Cartiglio" table:style-name="Cartiglio">
        <table:table-column table:style-name="Cartiglio.A"/>
        <table:table-column table:style-name="Cartiglio.B"/>
        <table:table-column table:style-name="Cartiglio.C"/>
        <table:table-column table:style-name="Cartiglio.D"/>
        <table:table-row>
          <table:table-cell table:style-name="Cartiglio.A1" office:value-type="string">
            <text:p text:style-name="P9">Versione</text:p>
          </table:table-cell>
          <table:table-cell table:style-name="Cartiglio.A1" office:value-type="string">
            <text:p text:style-name="P9">Data</text:p>
          </table:table-cell>
          <table:table-cell table:style-name="Cartiglio.A1" office:value-type="string">
            <text:p text:style-name="P9">Modifiche effettuate</text:p>
          </table:table-cell>
          <table:table-cell table:style-name="Cartiglio.D1" office:value-type="string">
            <text:p text:style-name="P9">Autore</text:p>
          </table:table-cell>
        </table:table-row>
        <table:table-row>
          <table:table-cell table:style-name="Cartiglio.A2" office:value-type="float" office:value="1">
            <text:p text:style-name="P9">1</text:p>
          </table:table-cell>
          <table:table-cell table:style-name="Cartiglio.B2" office:value-type="date" office:date-value="2020-06-13">
            <text:p text:style-name="P9">06/13/20</text:p>
          </table:table-cell>
          <table:table-cell table:style-name="Cartiglio.C2" office:value-type="string">
            <text:p text:style-name="P9">Prima versione.</text:p>
          </table:table-cell>
          <table:table-cell table:style-name="Cartiglio.D2" office:value-type="string">
            <text:p text:style-name="P9">Simone Storai</text:p>
          </table:table-cell>
        </table:table-row>
      </table:table>
      <text:p text:style-name="P1"/>
      <text:h text:style-name="P30" text:outline-level="3">Scopo di progetto</text:h>
      <text:p text:style-name="Standard"><text:span text:style-name="T5">Realizzazione di un sistema informativo</text:span><text:span text:style-name="T2">/co </text:span><text:span text:style-name="T5">orientato all'automatizzazione di un punto di ristorazione.</text:span></text:p>
      <text:h text:style-name="P28" text:outline-level="3">Perimetro ed ambiti di intervento</text:h>
      <text:p text:style-name="P2">Il sistema deve contribuire e l'agevolazione operativa dei seguenti servizi:</text:p>
      <text:list xml:id="list7644683092670620939" text:style-name="L1">
        <text:list-item>
          <text:p text:style-name="P13"><text:span text:style-name="T6">Self-ordering di prossimità:</text:span><text:span text:style-name="T5"> dotazione di <text:s/>dotato di un'interfaccia </text:span><text:span text:style-name="T3">Point of Sale (POS)</text:span><text:span text:style-name="T2"> </text:span><text:span text:style-name="T5">che permetta l'ordinazione rapida e immobile di più pietanze, necessario a ridurre il traffico organico </text:span><text:span text:style-name="T2">via vai </text:span><text:span text:style-name="T5">e il dominio di infettività di </text:span><text:span text:style-name="T2">COVID-19</text:span><text:span text:style-name="T5">.</text:span></text:p>
        </text:list-item>
        <text:list-item>
          <text:p text:style-name="P13"><text:span text:style-name="T6">Stock management locale: </text:span><text:span text:style-name="T5">gestione dell'entità, quantità e ricette correlate degli ingredienti utilizzati; eseguita da parte degli utenti nonchè staff del locale.</text:span></text:p>
        </text:list-item>
      </text:list>
      <text:p text:style-name="P2"><text:line-break/>Non sono compresi:</text:p>
      <text:list xml:id="list3759545535569303187" text:style-name="L2">
        <text:list-item>
          <text:p text:style-name="P14"><text:span text:style-name="T6">Gestione dei posti:</text:span><text:span text:style-name="T5"> mentre la gestione manuale dei posti a sedere da parte del personale vanificherebbe la facilità e rapidità d'uso dei </text:span><text:span text:style-name="T2">POS.</text:span></text:p>
        </text:list-item>
        <text:list-item>
          <text:p text:style-name="P17"><text:span text:style-name="T8">Aggiornamento della in tempo reale:</text:span><text:span text:style-name="T1"> l'assenza di una libreria nativa orientata ai </text:span><text:span text:style-name="T2">WebSocket</text:span><text:span text:style-name="T1"> di </text:span><text:span text:style-name="T2">PHP </text:span><text:span text:style-name="T1">e utilità serverside più avanzate come </text:span><text:span text:style-name="T2">Node.js </text:span><text:span text:style-name="T9">hanno ostacolato la funzionalità sopracitata.</text:span></text:p>
        </text:list-item>
      </text:list>
      <text:p text:style-name="P5"/>
      <text:h text:style-name="Heading_20_3" text:outline-level="3">Vincoli</text:h>
      <text:list xml:id="list1166656907149322910" text:style-name="L3">
        <text:list-item>
          <text:p text:style-name="P18"><text:span text:style-name="T8">Tempo:</text:span><text:span text:style-name="T1"> il progetto, metadati e implementazione, deve essere consegnato entro il 13/06/2020.</text:span></text:p>
        </text:list-item>
      </text:list>
      <text:p text:style-name="P2"/>
      <text:h text:style-name="Heading_20_3" text:outline-level="3">Deliverables attesi</text:h>
      <text:list xml:id="list5607770676147642156" text:style-name="L4">
        <text:list-item>
          <text:p text:style-name="P22">Interfaccia POS.</text:p>
        </text:list-item>
        <text:list-item>
          <text:p text:style-name="P22">Interfaccia di amministrazione.</text:p>
        </text:list-item>
        <text:list-item>
          <text:p text:style-name="P19"><text:span text:style-name="T2">CRUD</text:span><text:span text:style-name="T1">-like </text:span><text:span text:style-name="T2">RESTful API</text:span><text:span text:style-name="T1"> (vista database)</text:span></text:p>
        </text:list-item>
        <text:list-item>
          <text:p text:style-name="P22">Configurazione database.</text:p>
        </text:list-item>
        <text:list-item>
          <text:p text:style-name="P22">Topologia di rete.</text:p>
        </text:list-item>
        <text:list-item>
          <text:p text:style-name="P22">Documento di progettazione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3" text:outline-level="3">Piano delle attività</text:h>
      <text:h text:style-name="P28" text:outline-level="3"><draw:frame draw:style-name="fr1" draw:name="immagini3" text:anchor-type="paragraph" svg:x="0.0417in" svg:y="0.1736in" svg:width="6.9252in" svg:height="2.2319in" draw:z-index="2"><draw:image xlink:href="Pictures/2000000700004BA9000018653043C3C7.svm" xlink:type="simple" xlink:show="embed" xlink:actuate="onLoad"/></draw:frame></text:h>
      <text:h text:style-name="Heading_20_3" text:outline-level="3">Glossario dei termini</text:h>
      <text:list xml:id="list8923243183859573138" text:style-name="L5">
        <text:list-item>
          <text:p text:style-name="P23">Point of Service (POS): dispositivo pronto all'uso posizionato su ciascun tavolo. Permette di eseguire rapidamente un ordine.</text:p>
        </text:list-item>
        <text:list-item>
          <text:p text:style-name="P23">Pietanza (dish): edibile ordinabile la cui realizzazione comporta il consumo di uno o più ingredienti impegnati nella ricetta del primo.</text:p>
        </text:list-item>
        <text:list-item>
          <text:p text:style-name="P23">Ingrediente (ingredient): oggetto di stoccaggio impiegato nella realizzazione delle pietanze, che comporta a sua volta la riduzione in quantità.</text:p>
        </text:list-item>
        <text:list-item>
          <text:p text:style-name="P15"><text:span text:style-name="T5">Ordine (order): emesso da un </text:span><text:span text:style-name="T2">POS</text:span><text:span text:style-name="T5">, è rappresentato da una collezione di pietanze ordinate secondo una quantità.</text:span></text:p>
        </text:list-item>
      </text:list>
      <text:p text:style-name="P2"/>
      <text:h text:style-name="P28" text:outline-level="3"><text:soft-page-break/>Situazione as-is</text:h>
      <text:p text:style-name="P2"><draw:frame draw:style-name="fr2" draw:name="immagini4" text:anchor-type="paragraph" svg:width="5.9374in" svg:height="6.3228in" draw:z-index="3"><draw:image xlink:href="Pictures/2000000700003AEA00003EBDDE3AC69D.svm" xlink:type="simple" xlink:show="embed" xlink:actuate="onLoad"/></draw:frame></text:p>
      <text:h text:style-name="Heading_20_3" text:outline-level="3">Requisiti di dominio</text:h>
      <text:list xml:id="list4802642670986394561" text:style-name="L6">
        <text:list-item>
          <text:p text:style-name="P16"><text:span text:style-name="T6">Riservatezza dati sensibili:</text:span><text:span text:style-name="T5"> informazioni riguardanti lo stoccaggio degli ingredienti o la cronologia ordini richiedono l'autenticazione – è necessario essere un membro (utente) del</text:span></text:p>
        </text:list-item>
      </text:list>
      <text:p text:style-name="P2"/>
      <text:h text:style-name="Heading_20_3" text:outline-level="3">Progettazione dell'applicazioni</text:h>
      <text:p text:style-name="P2">Le seguenti tecnologie sono state implementate nella realizzazione del progetto:</text:p>
      <text:list xml:id="list1978702656305011693" text:style-name="L7">
        <text:list-item>
          <text:p text:style-name="P26"><text:span text:style-name="T5">JavaScript:</text:span><text:span text:style-name="T7"> l'intero front-end è stato realizzato</text:span></text:p>
        </text:list-item>
        <text:list-item>
          <text:p text:style-name="P26"><text:span text:style-name="T5">JSON: </text:span><text:span text:style-name="T7">implementato nella serializzazione di array e strutture complesse </text:span><text:soft-page-break/><text:span text:style-name="T7">e/o di grandi dimensioni.</text:span></text:p>
        </text:list-item>
        <text:list-item>
          <text:p text:style-name="P26"><text:span text:style-name="T5">jQuery: </text:span><text:span text:style-name="T7">libreria multi-purpose e general-use orientata all'estensione e semplificazione di varie facility JavaScript. Nel progetto, sostituisce </text:span><text:span text:style-name="T4">AJAX </text:span><text:span text:style-name="T7">ed è favorita nella selezione di elementi del </text:span><text:span text:style-name="T4">DOM</text:span><text:span text:style-name="T7">.</text:span></text:p>
        </text:list-item>
        <text:list-item>
          <text:p text:style-name="P26"><text:span text:style-name="T5">Bootstrap: </text:span><text:span text:style-name="T7">libreria JavaScript orientata al design responsivo e la definizione di elementi dinamici di un documento </text:span><text:span text:style-name="T4">HTML</text:span><text:span text:style-name="T7">.</text:span></text:p>
        </text:list-item>
        <text:list-item>
          <text:p text:style-name="P26"><text:span text:style-name="T5">bstable: </text:span><text:span text:style-name="T7">estensione di Bootstrap specializzata nella creazione di tabelle orientate allo stack </text:span><text:span text:style-name="T4">CRUD</text:span><text:span text:style-name="T7">.</text:span></text:p>
        </text:list-item>
        <text:list-item>
          <text:p text:style-name="P26"><text:span text:style-name="T5">PHP:</text:span><text:span text:style-name="T7"> utilizzato nella realizzazione dell'</text:span><text:span text:style-name="T4">API RESTful</text:span><text:span text:style-name="T7">, nonché vista </text:span><text:span text:style-name="T4">CRUD</text:span><text:span text:style-name="T7"> del database.</text:span></text:p>
        </text:list-item>
        <text:list-item>
          <text:p text:style-name="P26"><text:span text:style-name="T5">MySQL:</text:span><text:span text:style-name="T7"> </text:span><text:span text:style-name="T4">DBMS</text:span><text:span text:style-name="T7"> relazionale </text:span><text:span text:style-name="T4">SQL</text:span><text:span text:style-name="T7"> atto alla manipolazione dei dati.</text:span></text:p>
        </text:list-item>
        <text:list-item>
          <text:p text:style-name="P26"><text:span text:style-name="T5">XAMPP: </text:span><text:span text:style-name="T7">piattaforma all-in-one in grado di gestire gli strumenti appartenenti allo stack </text:span><text:span text:style-name="T4">L</text:span><text:span text:style-name="T7">/</text:span><text:span text:style-name="T4">WAMP</text:span><text:span text:style-name="T7">.</text:span></text:p>
        </text:list-item>
        <text:list-item>
          <text:p text:style-name="P26"><text:span text:style-name="T5">restaurant-menu (GUI):</text:span><text:span text:style-name="T7"> un'implementazione work-in-progress del menu trovata su GitHub, buona parte del codice JavaScript è stata riscritta e riadattata alla logica interna dell'applicazione. <text:line-break/><text:line-break/></text:span></text:p>
        </text:list-item>
      </text:list>
      <text:h text:style-name="P29" text:outline-level="3">Componenti</text:h>
      <text:list xml:id="list43725033" text:continue-numbering="true" text:style-name="L7">
        <text:list-item>
          <text:p text:style-name="P27"><text:span text:style-name="T1">API RESTful CRUD-like: </text:span><text:span text:style-name="T7">realizzata in </text:span><text:span text:style-name="T9">PHP</text:span><text:span text:style-name="T7"> e distinta dal resto delle </text:span><text:span text:style-name="T7">componenti, svolge la funzionalità di interfaccia e intermediario tra il database, la business logic più interiore e il front-end destinato al customer-use. Sufficientemente modulare, può essere usufruita da </text:span><text:span text:style-name="T7">qualsiasi client </text:span><text:span text:style-name="T9">HTTP</text:span><text:span text:style-name="T7">, anche di terze parti.<text:line-break/></text:span><text:span text:style-name="T9">URL: /api/..<text:line-break/></text:span></text:p>
        </text:list-item>
        <text:list-item>
          <text:p text:style-name="P20"><text:span text:style-name="T1">Front-end clienti (POS): </text:span><text:span text:style-name="T9">interfaccia grafica ergonomica e semplice da utilizzare destinata a palmari e tablet touchscreen, che comunicano con il web server attraverso una VLAN a loro dedicata. </text:span></text:p>
          <text:p text:style-name="P20"><text:span text:style-name="T9">L'ID, corrispondente a quello del tavolo, è rappresentato dalla variabile </text:span><text:span text:style-name="T4">TABLE_ID </text:span><text:span text:style-name="T9">in </text:span><text:span text:style-name="T4">script.js</text:span><text:span text:style-name="T9">. Fa utilizzo dell'</text:span><text:span text:style-name="T4">API</text:span><text:span text:style-name="T9"> prima citata per emettere ordini.<text:line-break/></text:span><text:span text:style-name="T4">URL: /customer/</text:span><text:span text:style-name="T9"><text:line-break/></text:span></text:p>
        </text:list-item>
        <text:list-item>
          <text:p text:style-name="P20"><text:span text:style-name="T1">Front-end amministrazione (Stock management): </text:span><text:span text:style-name="T9">interfaccia grafica autoritaria destinata ad essere utilizzata dagli amministratori, nominalmente il reparto cucina addetto alla preparazione dei pasti.</text:span></text:p>
          <text:p text:style-name="P20"><text:span text:style-name="T9">È identificata da un id statico, configurato dall'amministratore di rete, corrispondente al numero del tavolo fisico.<text:line-break/>Fa uso della facility autoritaria dell'</text:span><text:span text:style-name="T4">API</text:span><text:span text:style-name="T9">, destinata all'amministrazione.</text:span><text:span text:style-name="T4"><text:line-break/>URL: /admin/</text:span></text:p>
        </text:list-item>
      </text:list>
      <text:p text:style-name="P4"/>
      <text:h text:style-name="Heading_20_3" text:outline-level="3"><text:soft-page-break/></text:h>
      <text:h text:style-name="Heading_20_3" text:outline-level="3">Ipotesi aggiuntive</text:h>
      <text:list xml:id="list789022477635109471" text:style-name="L8">
        <text:list-item>
          <text:p text:style-name="P25">È possibile dedurre la giacenza di una pietanza calcolando matematicamente quante volte può essere prodotta osservando la quantità (massa) di ingredienti a disposizione.</text:p>
        </text:list-item>
        <text:list-item>
          <text:p text:style-name="P25">È possibile dedurre lo scontrino finale di un ordine sommando il prezzo di tutte le pietanze (e le loro quantità) di cui è composto.</text:p>
        </text:list-item>
        <text:list-item>
          <text:p text:style-name="P25">Il cliente è un'entità anonima che impedisce la raccolta di qualsiasi dato ad esso correlato.</text:p>
        </text:list-item>
        <text:list-item>
          <text:p text:style-name="P25">Rappresentare un tavolo come un'entita non comporta impatto sull'applicazione poichè non è mai risultata essere di interesse alla business logic.</text:p>
        </text:list-item>
        <text:list-item>
          <text:p text:style-name="P25">Il tempo di produzione di una pietanza è indicativo.</text:p>
        </text:list-item>
      </text:list>
      <text:p text:style-name="P4"/>
      <text:p text:style-name="P4">Dizionario dei Dati</text:p>
      <text:p text:style-name="P4"/>
      <table:table table:name="dizionario_dati" table:style-name="dizionario_5f_dati">
        <table:table-column table:style-name="dizionario_5f_dati.A"/>
        <table:table-column table:style-name="dizionario_5f_dati.B"/>
        <table:table-column table:style-name="dizionario_5f_dati.C"/>
        <table:table-column table:style-name="dizionario_5f_dati.D"/>
        <table:table-column table:style-name="dizionario_5f_dati.E"/>
        <table:table-row>
          <table:table-cell table:style-name="dizionario_5f_dati.A1" office:value-type="string">
            <text:p text:style-name="P8">Entità</text:p>
          </table:table-cell>
          <table:table-cell table:style-name="dizionario_5f_dati.A1" office:value-type="string">
            <text:p text:style-name="P8">Descrizione</text:p>
          </table:table-cell>
          <table:table-cell table:style-name="dizionario_5f_dati.A1" office:value-type="string">
            <text:p text:style-name="P8">Attributi</text:p>
          </table:table-cell>
          <table:table-cell table:style-name="dizionario_5f_dati.A1" office:value-type="string">
            <text:p text:style-name="P8">Sinonimi</text:p>
          </table:table-cell>
          <table:table-cell table:style-name="dizionario_5f_dati.E1" office:value-type="string">
            <text:p text:style-name="P8">Collegamenti</text:p>
          </table:table-cell>
        </table:table-row>
        <table:table-row>
          <table:table-cell table:style-name="dizionario_5f_dati.A2" office:value-type="string">
            <text:p text:style-name="P8">Pietanza</text:p>
          </table:table-cell>
          <table:table-cell table:style-name="dizionario_5f_dati.A2" office:value-type="string">
            <text:p text:style-name="P2">Edibile di produzione ordinabile la cui realizzazione comporta il consumo di uno o più ingredienti impegnati nella sua ricetta.</text:p>
          </table:table-cell>
          <table:table-cell table:style-name="dizionario_5f_dati.A2" office:value-type="string">
            <text:p text:style-name="P2">Identificatore</text:p>
            <text:p text:style-name="P2">Nome</text:p>
            <text:p text:style-name="P2">Prezzo</text:p>
            <text:p text:style-name="P2">Tempo attesa</text:p>
            <text:p text:style-name="P2">Categoria</text:p>
            <text:p text:style-name="P2">Descrizione</text:p>
            <text:p text:style-name="P2">Immagine</text:p>
            <text:p text:style-name="P2">Giacenza<text:line-break/><text:span text:style-name="T11">(calcolata)</text:span></text:p>
          </table:table-cell>
          <table:table-cell table:style-name="dizionario_5f_dati.A2" office:value-type="string">
            <text:p text:style-name="P8">Dish</text:p>
            <text:p text:style-name="P10">(interno)</text:p>
          </table:table-cell>
          <table:table-cell table:style-name="dizionario_5f_dati.E2" office:value-type="string">
            <text:p text:style-name="P8">Ingredienti</text:p>
            <text:p text:style-name="P8">Ordine</text:p>
          </table:table-cell>
        </table:table-row>
        <table:table-row>
          <table:table-cell table:style-name="dizionario_5f_dati.A2" office:value-type="string">
            <text:p text:style-name="P8">Ingrediente</text:p>
          </table:table-cell>
          <table:table-cell table:style-name="dizionario_5f_dati.A2" office:value-type="string">
            <text:p text:style-name="P2">Oggetto di stoccaggio impiegato nella realizzazione delle pietanze, che comporta a sua volta la riduzione in quantità.</text:p>
          </table:table-cell>
          <table:table-cell table:style-name="dizionario_5f_dati.A2" office:value-type="string">
            <text:p text:style-name="P3">Id</text:p>
            <text:p text:style-name="P2">Nome</text:p>
            <text:p text:style-name="P2">Quantità stock <text:span text:style-name="T11">(grammi)</text:span></text:p>
            <text:p text:style-name="P5">(grammi)</text:p>
            <text:p text:style-name="P2">Referral</text:p>
          </table:table-cell>
          <table:table-cell table:style-name="dizionario_5f_dati.A2" office:value-type="string">
            <text:p text:style-name="P11">Ingredient</text:p>
            <text:p text:style-name="P10">(interno)</text:p>
          </table:table-cell>
          <table:table-cell table:style-name="dizionario_5f_dati.E2" office:value-type="string">
            <text:p text:style-name="P8">Pietanza</text:p>
          </table:table-cell>
        </table:table-row>
        <table:table-row>
          <table:table-cell table:style-name="dizionario_5f_dati.A2" office:value-type="string">
            <text:p text:style-name="P8">Ordine</text:p>
          </table:table-cell>
          <table:table-cell table:style-name="dizionario_5f_dati.A2" office:value-type="string">
            <text:p text:style-name="P8">Insieme di pietanze, dalla quantità variabile, <text:soft-page-break/>acquistate da un cliente anonimo e richiesto ad un tavolo fisico.</text:p>
          </table:table-cell>
          <table:table-cell table:style-name="dizionario_5f_dati.A2" office:value-type="string">
            <text:p text:style-name="P12">Id</text:p>
            <text:p text:style-name="P11">Id Tavolo</text:p>
            <text:p text:style-name="P11">Data/Ora</text:p>
            <text:p text:style-name="P10"><text:soft-page-break/>(timestamp)</text:p>
            <text:p text:style-name="P11">Pietanze</text:p>
            <text:p text:style-name="P10">(collezione)</text:p>
            <text:p text:style-name="P11">Costo</text:p>
            <text:p text:style-name="P10">(calcolato)</text:p>
          </table:table-cell>
          <table:table-cell table:style-name="dizionario_5f_dati.A2" office:value-type="string">
            <text:p text:style-name="P8">Order<text:line-break/><text:span text:style-name="T11">(interno)</text:span></text:p>
          </table:table-cell>
          <table:table-cell table:style-name="dizionario_5f_dati.E2" office:value-type="string">
            <text:p text:style-name="P8">Pietanza</text:p>
          </table:table-cell>
        </table:table-row>
        <table:table-row>
          <table:table-cell table:style-name="dizionario_5f_dati.A2" office:value-type="string">
            <text:p text:style-name="P8">Tavolo</text:p>
          </table:table-cell>
          <table:table-cell table:style-name="dizionario_5f_dati.A2" office:value-type="string">
            <text:p text:style-name="P8">Luogo fisico destinazione delle pietanze ordinate.</text:p>
          </table:table-cell>
          <table:table-cell table:style-name="dizionario_5f_dati.A2" office:value-type="string">
            <text:p text:style-name="P12">Id</text:p>
            <text:p text:style-name="P11">Numero posti</text:p>
          </table:table-cell>
          <table:table-cell table:style-name="dizionario_5f_dati.A2" office:value-type="string">
            <text:p text:style-name="P8">Table<text:line-break/>(interno)</text:p>
          </table:table-cell>
          <table:table-cell table:style-name="dizionario_5f_dati.E2" office:value-type="string">
            <text:p text:style-name="P8"/>
          </table:table-cell>
        </table:table-row>
        <table:table-row>
          <table:table-cell table:style-name="dizionario_5f_dati.A2" office:value-type="string">
            <text:p text:style-name="P8">Utente</text:p>
          </table:table-cell>
          <table:table-cell table:style-name="dizionario_5f_dati.A2" office:value-type="string">
            <text:p text:style-name="P8">Amministratore abilitato all'utilizzo dell'interfaccia admin e le sue funzionalità.</text:p>
          </table:table-cell>
          <table:table-cell table:style-name="dizionario_5f_dati.A2" office:value-type="string">
            <text:p text:style-name="P8">Id</text:p>
            <text:p text:style-name="P8">Mail</text:p>
            <text:p text:style-name="P8">Password</text:p>
            <text:p text:style-name="P8"/>
          </table:table-cell>
          <table:table-cell table:style-name="dizionario_5f_dati.A2" office:value-type="string">
            <text:p text:style-name="P8">User</text:p>
            <text:p text:style-name="P8">(interno)</text:p>
          </table:table-cell>
          <table:table-cell table:style-name="dizionario_5f_dati.E2" office:value-type="string">
            <text:p text:style-name="P8"/>
          </table:table-cell>
        </table:table-row>
      </table:table>
      <text:p text:style-name="P4"/>
      <text:p text:style-name="P4">Dizionario delle Associazioni<text:line-break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Associazione</text:p>
          </table:table-cell>
          <table:table-cell table:style-name="Tabella1.A1" office:value-type="string">
            <text:p text:style-name="P7">Entità</text:p>
          </table:table-cell>
          <table:table-cell table:style-name="Tabella1.A1" office:value-type="string">
            <text:p text:style-name="P7">Attributi</text:p>
          </table:table-cell>
          <table:table-cell table:style-name="Tabella1.D1" office:value-type="string">
            <text:p text:style-name="P7">Descrizione</text:p>
          </table:table-cell>
        </table:table-row>
        <table:table-row table:style-name="Tabella1.2">
          <table:table-cell table:style-name="Tabella1.A2" office:value-type="string">
            <text:p text:style-name="P7">È composto da</text:p>
          </table:table-cell>
          <table:table-cell table:style-name="Tabella1.A2" office:value-type="string">
            <text:p text:style-name="P7">Pietanza<text:line-break/>Ingrediente</text:p>
          </table:table-cell>
          <table:table-cell table:style-name="Tabella1.A2" office:value-type="string">
            <text:p text:style-name="P7">Quantità richiesta (g)</text:p>
          </table:table-cell>
          <table:table-cell table:style-name="Tabella1.D2" office:value-type="string">
            <text:p text:style-name="P7">La porzione di una pietanza può essere composta da un ingrediente, in una quantità espressa in grammi.</text:p>
          </table:table-cell>
        </table:table-row>
        <table:table-row table:style-name="Tabella1.3">
          <table:table-cell table:style-name="Tabella1.A2" office:value-type="string">
            <text:p text:style-name="P7">È composto da</text:p>
          </table:table-cell>
          <table:table-cell table:style-name="Tabella1.A2" office:value-type="string">
            <text:p text:style-name="P7">Ordine<text:line-break/>Pietanza</text:p>
          </table:table-cell>
          <table:table-cell table:style-name="Tabella1.A2" office:value-type="string">
            <text:p text:style-name="P7">Quantità di ordinazione</text:p>
          </table:table-cell>
          <table:table-cell table:style-name="Tabella1.D2" office:value-type="string">
            <text:p text:style-name="P7">Un ordine è composto da almeno una pietanza, che può essere a sua volta ordinata più volte.</text:p>
          </table:table-cell>
        </table:table-row>
      </table:table>
      <text:h text:style-name="Heading_20_3" text:outline-level="3"><draw:frame draw:style-name="fr1" draw:name="immagini1" text:anchor-type="paragraph" svg:x="0in" svg:y="0.5209in" svg:width="6.9252in" svg:height="4.8091in" draw:z-index="0"><draw:image xlink:href="Pictures/20000007000078680000539E942D6EAA.svm" xlink:type="simple" xlink:show="embed" xlink:actuate="onLoad"/></draw:frame><text:soft-page-break/>Schema E.R.</text:h>
      <text:h text:style-name="Heading_20_3" text:outline-level="3">Schema logico</text:h>
      <text:p text:style-name="P6"><text:span text:style-name="T9">ingredient(</text:span><text:span text:style-name="T10">id</text:span><text:span text:style-name="T9">, name, referral_url, quantity)</text:span></text:p>
      <text:p text:style-name="P6"><text:span text:style-name="T9">dish(</text:span><text:span text:style-name="T10">id</text:span><text:span text:style-name="T9">, name, price, waiting_time, category, description, image_url)</text:span></text:p>
      <text:p text:style-name="P6"><text:span text:style-name="T9">dish_ingredient(</text:span><text:span text:style-name="T10">dish_id</text:span><text:span text:style-name="T9">, </text:span><text:span text:style-name="T10">ingredient_id</text:span><text:span text:style-name="T9">, quantity)</text:span></text:p>
      <text:p text:style-name="P6"><text:span text:style-name="T9">order(</text:span><text:span text:style-name="T10">id</text:span><text:span text:style-name="T9">, table_id, timestamp)</text:span></text:p>
      <text:p text:style-name="P6"><text:span text:style-name="T9">order_dish(</text:span><text:span text:style-name="T10">order_id</text:span><text:span text:style-name="T9">, </text:span><text:span text:style-name="T10">dish_id</text:span><text:span text:style-name="T9">, quantity)</text:span></text:p>
      <text:p text:style-name="P4"/>
      <text:p text:style-name="P32">Allegati</text:p>
      <text:list xml:id="list5586685081609125076" text:style-name="L9">
        <text:list-item>
          <text:p text:style-name="P33"><text:span text:style-name="T8">Query setup SQL:</text:span><text:span text:style-name="T9"> database.sql</text:span></text:p>
        </text:list-item>
        <text:list-item>
          <text:p text:style-name="P34"><text:span text:style-name="T1">Topologia di rete Packet Tracer 7.0:</text:span><text:span text:style-name="T9"> network.pkt</text:span></text:p>
        </text:list-item>
      </text:list>
      <text:h text:style-name="P31" text:outline-level="3"><draw:frame draw:style-name="fr1" draw:name="immagini2" text:anchor-type="paragraph" svg:x="0in" svg:y="0.448in" svg:width="6.9252in" svg:height="4.6043in" draw:z-index="1"><draw:image xlink:href="Pictures/20000007000075D400004E58D3D50533.svm" xlink:type="simple" xlink:show="embed" xlink:actuate="onLoad"/></draw:frame>Topologia di re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2T17:07:05.59</meta:creation-date>
    <dc:date>2020-06-13T23:52:17.12</dc:date>
    <meta:editing-duration>PT9H57M33S</meta:editing-duration>
    <meta:editing-cycles>28</meta:editing-cycles>
    <meta:generator>OpenOffice/4.1.7$Win32 OpenOffice.org_project/417m1$Build-9800</meta:generator>
    <meta:document-statistic meta:table-count="3" meta:image-count="4" meta:object-count="0" meta:page-count="9" meta:paragraph-count="138" meta:word-count="939" meta:character-count="6640"/>
  </office:meta>
</office:document-meta>
</file>